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2"/>
    <style:style style:name="ce5" style:family="table-cell" style:parent-style-name="Default" style:data-style-name="N37"/>
    <style:style style:name="ce6" style:family="table-cell" style:parent-style-name="Default" style:data-style-name="N38"/>
    <style:style style:name="ce7" style:family="table-cell" style:parent-style-name="Default" style:data-style-name="N0">
      <style:table-cell-properties style:vertical-align="middle" fo:background-color="#50938A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F6D6D" style:repeat-content="false"/>
      <style:paragraph-properties fo:text-align="center"/>
    </style:style>
    <style:style style:name="ce9" style:family="table-cell" style:parent-style-name="Default" style:data-style-name="N1"/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2.71991666666667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1.94733333333333cm"/>
    </style:style>
    <style:style style:name="co8" style:family="table-column">
      <style:table-column-properties fo:break-before="auto" style:column-width="2.74108333333333cm"/>
    </style:style>
    <style:style style:name="co9" style:family="table-column">
      <style:table-column-properties fo:break-before="auto" style:column-width="2.77283333333333cm"/>
    </style:style>
    <style:style style:name="co10" style:family="table-column">
      <style:table-column-properties fo:break-before="auto" style:column-width="3.10091666666667cm"/>
    </style:style>
    <style:style style:name="co11" style:family="table-column">
      <style:table-column-properties fo:break-before="auto" style:column-width="2.42358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aBr3_DAQ_Comparison" table:style-name="ta1">
        <table:shapes>
          <draw:frame draw:z-index="1" draw:id="id0" draw:style-name="a0" draw:name="Grafico 1" svg:x="8.1358in" svg:y="2.4929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1.2354in" svg:y="2.4756in" svg:width="6.2988in" svg:height="3.542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7">
            <text:p>DT5725</text:p>
          </table:table-cell>
          <table:covered-table-cell table:number-columns-repeated="5"/>
          <table:table-cell office:value-type="string" table:number-columns-spanned="6" table:number-rows-spanned="1" table:style-name="ce8">
            <text:p>DT5780</text:p>
          </table:table-cell>
          <table:covered-table-cell table:number-columns-repeated="5"/>
          <table:table-cell table:number-columns-repeated="16372" table:style-name="ce1"/>
        </table:table-row>
        <table:table-row table:style-name="ro1">
          <table:table-cell office:value-type="string" table:style-name="ce2">
            <text:p>Pileup</text:p>
          </table:table-cell>
          <table:table-cell office:value-type="string" table:style-name="ce2">
            <text:p>Saturation</text:p>
          </table:table-cell>
          <table:table-cell office:value-type="string" table:style-name="ce2">
            <text:p>OCR</text:p>
          </table:table-cell>
          <table:table-cell office:value-type="string" table:style-name="ce2">
            <text:p>ICR</text:p>
          </table:table-cell>
          <table:table-cell office:value-type="string" table:style-name="ce2">
            <text:p>Dead Time</text:p>
          </table:table-cell>
          <table:table-cell office:value-type="string" table:style-name="ce2">
            <text:p>Rate Picco</text:p>
          </table:table-cell>
          <table:table-cell office:value-type="string" table:style-name="ce2">
            <text:p>Pileup</text:p>
          </table:table-cell>
          <table:table-cell office:value-type="string" table:style-name="ce2">
            <text:p>Saturation</text:p>
          </table:table-cell>
          <table:table-cell office:value-type="string" table:style-name="ce2">
            <text:p>OCR</text:p>
          </table:table-cell>
          <table:table-cell office:value-type="string" table:style-name="ce2">
            <text:p>ICR</text:p>
          </table:table-cell>
          <table:table-cell office:value-type="string" table:style-name="ce2">
            <text:p>Dead Time</text:p>
          </table:table-cell>
          <table:table-cell office:value-type="string" table:style-name="ce2">
            <text:p>Rate</text:p>
          </table:table-cell>
          <table:table-cell office:value-type="string" table:style-name="ce1">
            <text:p>Rate Corretto</text:p>
          </table:table-cell>
          <table:table-cell office:value-type="string" table:style-name="ce1">
            <text:p>RATIO</text:p>
          </table:table-cell>
          <table:table-cell table:number-columns-repeated="16370" table:style-name="ce1"/>
        </table:table-row>
        <table:table-row table:style-name="ro1">
          <table:table-cell office:value-type="float" office:value="0" table:style-name="ce3">
            <text:p>0.00000</text:p>
          </table:table-cell>
          <table:table-cell office:value-type="float" office:value="166" table:style-name="ce3">
            <text:p>166.00000</text:p>
          </table:table-cell>
          <table:table-cell office:value-type="float" office:value="251708" table:style-name="ce4">
            <text:p>251708.00</text:p>
          </table:table-cell>
          <table:table-cell office:value-type="float" office:value="251874" table:style-name="ce4">
            <text:p>251874.00</text:p>
          </table:table-cell>
          <table:table-cell table:style-name="ce3"/>
          <table:table-cell office:value-type="float" office:value="709.94223655729002" table:style-name="ce3">
            <text:p>709.94224</text:p>
          </table:table-cell>
          <table:table-cell office:value-type="float" office:value="12111" table:style-name="ce3">
            <text:p>12111.00000</text:p>
          </table:table-cell>
          <table:table-cell office:value-type="float" office:value="6150" table:style-name="ce3">
            <text:p>6150.00000</text:p>
          </table:table-cell>
          <table:table-cell office:value-type="float" office:value="318946" table:style-name="ce4">
            <text:p>318946.00</text:p>
          </table:table-cell>
          <table:table-cell office:value-type="float" office:value="337207" table:style-name="ce4">
            <text:p>337207.00</text:p>
          </table:table-cell>
          <table:table-cell office:value-type="float" office:value="3.5915613174438497E-2" table:style-name="ce3">
            <text:p>0.03592</text:p>
          </table:table-cell>
          <table:table-cell office:value-type="float" office:value="673.45325058835294" table:style-name="ce3">
            <text:p>673.45325</text:p>
          </table:table-cell>
          <table:table-cell office:value-type="float" office:value="699.06265994937758" table:formula="of:=[.L4]*(1/(1-[.K4]*1.02))" table:style-name="ce1">
            <text:p>699.0626599</text:p>
          </table:table-cell>
          <table:table-cell office:value-type="float" office:value="1.5324594097500865" table:formula="of:=100*(1-[.M4]/[.F4])" table:style-name="ce1">
            <text:p>1.53245941</text:p>
          </table:table-cell>
          <table:table-cell table:number-columns-repeated="16370" table:style-name="ce1"/>
        </table:table-row>
        <table:table-row table:style-name="ro1">
          <table:table-cell table:number-columns-repeated="15" table:style-name="ce1"/>
          <table:table-cell office:value-type="float" office:value="673.45325058835294" table:style-name="ce3">
            <text:p>673.45325</text:p>
          </table:table-cell>
          <table:table-cell office:value-type="float" office:value="709.94223655729002" table:style-name="ce3">
            <text:p>709.94224</text:p>
          </table:table-cell>
          <table:table-cell table:number-columns-repeated="16367"/>
        </table:table-row>
        <table:table-row table:style-name="ro1">
          <table:table-cell table:style-name="ce3"/>
          <table:table-cell office:value-type="float" office:value="221" table:style-name="ce3">
            <text:p>221.00000</text:p>
          </table:table-cell>
          <table:table-cell office:value-type="float" office:value="1117856" table:style-name="ce4">
            <text:p>1117856.00</text:p>
          </table:table-cell>
          <table:table-cell office:value-type="float" office:value="1118077" table:style-name="ce4">
            <text:p>1118077.00</text:p>
          </table:table-cell>
          <table:table-cell table:style-name="ce3"/>
          <table:table-cell office:value-type="float" office:value="2755.4968357379398" table:style-name="ce3">
            <text:p>2755.49684</text:p>
          </table:table-cell>
          <table:table-cell office:value-type="float" office:value="99470" table:style-name="ce3">
            <text:p>99470.00000</text:p>
          </table:table-cell>
          <table:table-cell office:value-type="float" office:value="5686" table:style-name="ce3">
            <text:p>5686.00000</text:p>
          </table:table-cell>
          <table:table-cell office:value-type="float" office:value="764442" table:style-name="ce4">
            <text:p>764442.00</text:p>
          </table:table-cell>
          <table:table-cell office:value-type="float" office:value="869598" table:style-name="ce4">
            <text:p>869598.00</text:p>
          </table:table-cell>
          <table:table-cell office:value-type="float" office:value="0.114386200904846" table:style-name="ce3">
            <text:p>0.11439</text:p>
          </table:table-cell>
          <table:table-cell office:value-type="float" office:value="2398.2803947236298" table:style-name="ce3">
            <text:p>2398.28039</text:p>
          </table:table-cell>
          <table:table-cell office:value-type="float" office:value="2708.0431641580017" table:formula="of:=[.L6]*(1/(1-[.K6]))" table:style-name="ce1">
            <text:p>2708.043164</text:p>
          </table:table-cell>
          <table:table-cell office:value-type="float" office:value="1.7221457475283142" table:formula="of:=100*(1-[.M6]/[.F6])" table:style-name="ce1">
            <text:p>1.722145748</text:p>
          </table:table-cell>
          <table:table-cell table:style-name="ce1"/>
          <table:table-cell office:value-type="float" office:value="1460.3305943154301" table:style-name="ce3">
            <text:p>1460.33059</text:p>
          </table:table-cell>
          <table:table-cell office:value-type="float" office:value="1588.0222691753499" table:style-name="ce3">
            <text:p>1588.02227</text:p>
          </table:table-cell>
          <table:table-cell table:number-columns-repeated="16367"/>
        </table:table-row>
        <table:table-row table:style-name="ro1">
          <table:table-cell table:style-name="ce3"/>
          <table:table-cell office:value-type="float" office:value="205" table:style-name="ce3">
            <text:p>205.00000</text:p>
          </table:table-cell>
          <table:table-cell office:value-type="float" office:value="1389350" table:style-name="ce4">
            <text:p>1389350.00</text:p>
          </table:table-cell>
          <table:table-cell office:value-type="float" office:value="1389555" table:style-name="ce4">
            <text:p>1389555.00</text:p>
          </table:table-cell>
          <table:table-cell table:style-name="ce3"/>
          <table:table-cell office:value-type="float" office:value="3565.56274837192" table:style-name="ce3">
            <text:p>3565.56275</text:p>
          </table:table-cell>
          <table:table-cell office:value-type="float" office:value="170089" table:style-name="ce3">
            <text:p>170089.00000</text:p>
          </table:table-cell>
          <table:table-cell office:value-type="float" office:value="7100" table:style-name="ce3">
            <text:p>7100.00000</text:p>
          </table:table-cell>
          <table:table-cell office:value-type="float" office:value="1012046" table:style-name="ce4">
            <text:p>1012046.00</text:p>
          </table:table-cell>
          <table:table-cell office:value-type="float" office:value="1189235" table:style-name="ce4">
            <text:p>1189235.00</text:p>
          </table:table-cell>
          <table:table-cell office:value-type="float" office:value="0.14302384853363001" table:style-name="ce5">
            <text:p>0.1430</text:p>
          </table:table-cell>
          <table:table-cell office:value-type="float" office:value="3002.3682818509301" table:style-name="ce3">
            <text:p>3002.36828</text:p>
          </table:table-cell>
          <table:table-cell office:value-type="float" office:value="3503.4443802357678" table:formula="of:=[.L7]*(1/(1-[.K7]))" table:style-name="ce1">
            <text:p>3503.44438</text:p>
          </table:table-cell>
          <table:table-cell office:value-type="float" office:value="1.7421757102582536" table:formula="of:=100*(1-[.M7]/[.F7])" table:style-name="ce1">
            <text:p>1.74217571</text:p>
          </table:table-cell>
          <table:table-cell table:style-name="ce1"/>
          <table:table-cell office:value-type="float" office:value="2398.2803947236298" table:style-name="ce3">
            <text:p>2398.28039</text:p>
          </table:table-cell>
          <table:table-cell office:value-type="float" office:value="2755.4968357379398" table:style-name="ce3">
            <text:p>2755.49684</text:p>
          </table:table-cell>
          <table:table-cell table:number-columns-repeated="16367"/>
        </table:table-row>
        <table:table-row table:style-name="ro1">
          <table:table-cell table:style-name="ce3"/>
          <table:table-cell office:value-type="float" office:value="123" table:style-name="ce3">
            <text:p>123.00000</text:p>
          </table:table-cell>
          <table:table-cell office:value-type="float" office:value="1176245" table:style-name="ce4">
            <text:p>1176245.00</text:p>
          </table:table-cell>
          <table:table-cell office:value-type="float" office:value="1176368" table:style-name="ce4">
            <text:p>1176368.00</text:p>
          </table:table-cell>
          <table:table-cell table:style-name="ce3"/>
          <table:table-cell office:value-type="float" office:value="4700.3233100034804" table:style-name="ce3">
            <text:p>4700.32331</text:p>
          </table:table-cell>
          <table:table-cell office:value-type="float" office:value="278464" table:style-name="ce3">
            <text:p>278464.00000</text:p>
          </table:table-cell>
          <table:table-cell office:value-type="float" office:value="8305" table:style-name="ce3">
            <text:p>8305.00000</text:p>
          </table:table-cell>
          <table:table-cell office:value-type="float" office:value="1222968" table:style-name="ce4">
            <text:p>1222968.00</text:p>
          </table:table-cell>
          <table:table-cell office:value-type="float" office:value="1509737" table:style-name="ce4">
            <text:p>1509737.00</text:p>
          </table:table-cell>
          <table:table-cell office:value-type="float" office:value="0.184445381164551" table:style-name="ce5">
            <text:p>0.1844</text:p>
          </table:table-cell>
          <table:table-cell office:value-type="float" office:value="3764.9885223675601" table:style-name="ce1">
            <text:p>3764.988522</text:p>
          </table:table-cell>
          <table:table-cell office:value-type="float" office:value="4616.4762425644549" table:formula="of:=[.L8]*(1/(1-[.K8]))" table:style-name="ce1">
            <text:p>4616.476243</text:p>
          </table:table-cell>
          <table:table-cell office:value-type="float" office:value="1.7838574478606151" table:formula="of:=100*(1-[.M8]/[.F8])" table:style-name="ce1">
            <text:p>1.783857448</text:p>
          </table:table-cell>
          <table:table-cell table:style-name="ce1"/>
          <table:table-cell office:value-type="float" office:value="3002.3682818509301" table:style-name="ce3">
            <text:p>3002.36828</text:p>
          </table:table-cell>
          <table:table-cell office:value-type="float" office:value="3565.56274837192" table:style-name="ce3">
            <text:p>3565.56275</text:p>
          </table:table-cell>
          <table:table-cell table:number-columns-repeated="16367"/>
        </table:table-row>
        <table:table-row table:style-name="ro1">
          <table:table-cell table:style-name="ce3"/>
          <table:table-cell office:value-type="float" office:value="151" table:style-name="ce3">
            <text:p>151.00000</text:p>
          </table:table-cell>
          <table:table-cell office:value-type="float" office:value="1618015" table:style-name="ce4">
            <text:p>1618015.00</text:p>
          </table:table-cell>
          <table:table-cell office:value-type="float" office:value="1618166" table:style-name="ce4">
            <text:p>1618166.00</text:p>
          </table:table-cell>
          <table:table-cell table:style-name="ce3"/>
          <table:table-cell office:value-type="float" office:value="6167.8220903512902" table:style-name="ce3">
            <text:p>6167.82209</text:p>
          </table:table-cell>
          <table:table-cell office:value-type="float" office:value="462611" table:style-name="ce3">
            <text:p>462611.00000</text:p>
          </table:table-cell>
          <table:table-cell office:value-type="float" office:value="11446" table:style-name="ce3">
            <text:p>11446.00000</text:p>
          </table:table-cell>
          <table:table-cell office:value-type="float" office:value="1507448" table:style-name="ce4">
            <text:p>1507448.00</text:p>
          </table:table-cell>
          <table:table-cell office:value-type="float" office:value="1981505" table:style-name="ce4">
            <text:p>1981505.00</text:p>
          </table:table-cell>
          <table:table-cell office:value-type="float" office:value="0.23346447944641099" table:style-name="ce5">
            <text:p>0.2335</text:p>
          </table:table-cell>
          <table:table-cell office:value-type="float" office:value="4636.02487497929" table:style-name="ce3">
            <text:p>4636.02487</text:p>
          </table:table-cell>
          <table:table-cell office:value-type="float" office:value="6048.0235431636238" table:formula="of:=[.L9]*(1/(1-[.K9]))" table:style-name="ce1">
            <text:p>6048.023543</text:p>
          </table:table-cell>
          <table:table-cell office:value-type="float" office:value="1.9423152197446614" table:formula="of:=100*(1-[.M9]/[.F9])" table:style-name="ce1">
            <text:p>1.94231522</text:p>
          </table:table-cell>
          <table:table-cell table:style-name="ce1"/>
          <table:table-cell office:value-type="float" office:value="3764.9885223675601" table:style-name="ce1">
            <text:p>3764.988522</text:p>
          </table:table-cell>
          <table:table-cell office:value-type="float" office:value="4700.3233100034804" table:style-name="ce3">
            <text:p>4700.32331</text:p>
          </table:table-cell>
          <table:table-cell table:number-columns-repeated="16367"/>
        </table:table-row>
        <table:table-row table:style-name="ro1">
          <table:table-cell table:style-name="ce3"/>
          <table:table-cell office:value-type="float" office:value="152" table:style-name="ce3">
            <text:p>152.00000</text:p>
          </table:table-cell>
          <table:table-cell office:value-type="float" office:value="1891238" table:style-name="ce4">
            <text:p>1891238.00</text:p>
          </table:table-cell>
          <table:table-cell office:value-type="float" office:value="1891390" table:style-name="ce4">
            <text:p>1891390.00</text:p>
          </table:table-cell>
          <table:table-cell table:style-name="ce3"/>
          <table:table-cell office:value-type="float" office:value="7958.77941869808" table:style-name="ce3">
            <text:p>7958.77942</text:p>
          </table:table-cell>
          <table:table-cell office:value-type="float" office:value="757663" table:style-name="ce3">
            <text:p>757663.00000</text:p>
          </table:table-cell>
          <table:table-cell office:value-type="float" office:value="16383" table:style-name="ce3">
            <text:p>16383.00000</text:p>
          </table:table-cell>
          <table:table-cell office:value-type="float" office:value="1846215" table:style-name="ce4">
            <text:p>1846215.00</text:p>
          </table:table-cell>
          <table:table-cell office:value-type="float" office:value="2620261" table:style-name="ce4">
            <text:p>2620261.00</text:p>
          </table:table-cell>
          <table:table-cell office:value-type="float" office:value="0.289155542850494" table:style-name="ce5">
            <text:p>0.2892</text:p>
          </table:table-cell>
          <table:table-cell office:value-type="float" office:value="5509.8138137878404" table:style-name="ce3">
            <text:p>5509.81381</text:p>
          </table:table-cell>
          <table:table-cell office:value-type="float" office:value="7751.0821929768617" table:formula="of:=[.L10]*(1/(1-[.K10]))" table:style-name="ce1">
            <text:p>7751.082193</text:p>
          </table:table-cell>
          <table:table-cell office:value-type="float" office:value="2.6096617935315813" table:formula="of:=100*(1-[.M10]/[.F10])" table:style-name="ce1">
            <text:p>2.609661794</text:p>
          </table:table-cell>
          <table:table-cell table:style-name="ce1"/>
          <table:table-cell office:value-type="float" office:value="4636.02487497929" table:style-name="ce3">
            <text:p>4636.02487</text:p>
          </table:table-cell>
          <table:table-cell office:value-type="float" office:value="6167.8220903512902" table:style-name="ce3">
            <text:p>6167.82209</text:p>
          </table:table-cell>
          <table:table-cell table:number-columns-repeated="16367"/>
        </table:table-row>
        <table:table-row table:style-name="ro1">
          <table:table-cell table:number-columns-repeated="4" table:style-name="ce1"/>
          <table:table-cell table:style-name="ce6"/>
          <table:table-cell table:number-columns-repeated="3" table:style-name="ce1"/>
          <table:table-cell table:number-columns-repeated="2" table:style-name="ce4"/>
          <table:table-cell table:style-name="ce5"/>
          <table:table-cell table:style-name="ce6"/>
          <table:table-cell table:number-columns-repeated="3" table:style-name="ce1"/>
          <table:table-cell office:value-type="float" office:value="5509.8138137878404" table:style-name="ce3">
            <text:p>5509.81381</text:p>
          </table:table-cell>
          <table:table-cell office:value-type="float" office:value="7958.77941869808" table:style-name="ce3">
            <text:p>7958.77942</text:p>
          </table:table-cell>
          <table:table-cell table:number-columns-repeated="16367"/>
        </table:table-row>
        <table:table-row table:number-rows-repeated="5" table:style-name="ro1">
          <table:table-cell table:number-columns-repeated="4" table:style-name="ce1"/>
          <table:table-cell table:style-name="ce6"/>
          <table:table-cell table:number-columns-repeated="3" table:style-name="ce1"/>
          <table:table-cell table:number-columns-repeated="2" table:style-name="ce4"/>
          <table:table-cell table:style-name="ce5"/>
          <table:table-cell table:style-name="ce6"/>
          <table:table-cell table:number-columns-repeated="16372" table:style-name="ce1"/>
        </table:table-row>
        <table:table-row table:number-rows-repeated="2" table:style-name="ro1">
          <table:table-cell table:number-columns-repeated="4"/>
          <table:table-cell table:style-name="ce6"/>
          <table:table-cell table:number-columns-repeated="3" table:style-name="ce1"/>
          <table:table-cell table:number-columns-repeated="2" table:style-name="ce4"/>
          <table:table-cell table:style-name="ce5"/>
          <table:table-cell table:style-name="ce6"/>
          <table:table-cell table:number-columns-repeated="16372"/>
        </table:table-row>
        <table:table-row table:number-rows-repeated="6" table:style-name="ro1">
          <table:table-cell table:number-columns-repeated="4"/>
          <table:table-cell table:style-name="ce6"/>
          <table:table-cell table:number-columns-repeated="5" table:style-name="ce1"/>
          <table:table-cell table:style-name="ce5"/>
          <table:table-cell table:style-name="ce6"/>
          <table:table-cell table:number-columns-repeated="16372"/>
        </table:table-row>
        <table:table-row table:number-rows-repeated="2" table:style-name="ro1">
          <table:table-cell table:number-columns-repeated="4"/>
          <table:table-cell table:number-columns-repeated="6" table:style-name="ce1"/>
          <table:table-cell table:style-name="ce5"/>
          <table:table-cell table:number-columns-repeated="16373" table:style-name="ce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office:value-type="float" office:value="121" table:style-name="ce3">
            <text:p>121.00000</text:p>
          </table:table-cell>
          <table:table-cell office:value-type="float" office:value="400430" table:style-name="ce4">
            <text:p>400430.00</text:p>
          </table:table-cell>
          <table:table-cell office:value-type="float" office:value="400551" table:style-name="ce4">
            <text:p>400551.00</text:p>
          </table:table-cell>
          <table:table-cell table:style-name="ce3"/>
          <table:table-cell office:value-type="float" office:value="1588.0222691753499" table:style-name="ce3">
            <text:p>1588.02227</text:p>
          </table:table-cell>
          <table:table-cell office:value-type="float" office:value="31426" table:style-name="ce3">
            <text:p>31426.00000</text:p>
          </table:table-cell>
          <table:table-cell office:value-type="float" office:value="4196" table:style-name="ce3">
            <text:p>4196.00000</text:p>
          </table:table-cell>
          <table:table-cell office:value-type="float" office:value="404165" table:style-name="ce4">
            <text:p>404165.00</text:p>
          </table:table-cell>
          <table:table-cell office:value-type="float" office:value="439787" table:style-name="ce4">
            <text:p>439787.00</text:p>
          </table:table-cell>
          <table:table-cell office:value-type="float" office:value="7.14573264122009E-2" table:style-name="ce3">
            <text:p>0.07146</text:p>
          </table:table-cell>
          <table:table-cell office:value-type="float" office:value="1460.3305943154301" table:style-name="ce3">
            <text:p>1460.33059</text:p>
          </table:table-cell>
          <table:table-cell office:value-type="float" office:value="1572.7124189918532" table:formula="of:=[.N39]*(1/(1-[.M39]))" table:style-name="ce1">
            <text:p>1572.712419</text:p>
          </table:table-cell>
          <table:table-cell office:value-type="float" office:value="0.96408283943316686" table:formula="of:=100*(1-[.O39]/[.H39])" table:style-name="ce1">
            <text:p>0.964082839</text:p>
          </table:table-cell>
          <table:table-cell table:number-columns-repeated="16368"/>
        </table:table-row>
        <table:table-row table:number-rows-repeated="1048537" table:style-name="ro1">
          <table:table-cell table:number-columns-repeated="16384"/>
        </table:table-row>
      </table:table>
      <table:table table:name="HPGe_DT" table:style-name="ta1">
        <table:shapes>
          <draw:frame draw:z-index="1" draw:id="id2" draw:style-name="a2" draw:name="Grafico 1" svg:x="6.637in" svg:y="2.1323in" svg:width="6.2988in" svg:height="3.5429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8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7" table:number-columns-repeated="16375" table:default-cell-style-name="ce1"/>
        <table:table-row table:style-name="ro1">
          <table:table-cell office:value-type="string" table:number-columns-spanned="6" table:number-rows-spanned="1" table:style-name="ce7">
            <text:p>DT5725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2">
            <text:p>Pileup</text:p>
          </table:table-cell>
          <table:table-cell office:value-type="string" table:style-name="ce2">
            <text:p>Saturation</text:p>
          </table:table-cell>
          <table:table-cell office:value-type="string" table:style-name="ce2">
            <text:p>OCR</text:p>
          </table:table-cell>
          <table:table-cell office:value-type="string" table:style-name="ce2">
            <text:p>ICR</text:p>
          </table:table-cell>
          <table:table-cell office:value-type="string" table:style-name="ce2">
            <text:p>Dead Time</text:p>
          </table:table-cell>
          <table:table-cell office:value-type="string" table:style-name="ce1">
            <text:p>Rate Totale</text:p>
          </table:table-cell>
          <table:table-cell office:value-type="string" table:style-name="ce2">
            <text:p>Rate Picco</text:p>
          </table:table-cell>
          <table:table-cell office:value-type="string" table:style-name="ce1">
            <text:p>Rate Corretto</text:p>
          </table:table-cell>
          <table:table-cell office:value-type="string" table:style-name="ce1">
            <text:p>Ratio</text:p>
          </table:table-cell>
          <table:table-cell table:number-columns-repeated="16375"/>
        </table:table-row>
        <table:table-row table:style-name="ro1">
          <table:table-cell table:number-columns-repeated="4" table:style-name="ce9"/>
          <table:table-cell office:value-type="float" office:value="4.3339729309081997E-3" table:style-name="ce10">
            <text:p>0.00433</text:p>
          </table:table-cell>
          <table:table-cell office:value-type="float" office:value="395.22257244879597" table:style-name="ce2">
            <text:p>395.2225724</text:p>
          </table:table-cell>
          <table:table-cell office:value-type="float" office:value="139.86079923150101" table:style-name="ce10">
            <text:p>139.86080</text:p>
          </table:table-cell>
          <table:table-cell office:value-type="float" office:value="140.64100313622828" table:formula="of:=[.G3]*(1/(1-[.E3]*1.28))" table:style-name="ce2">
            <text:p>140.6410031</text:p>
          </table:table-cell>
          <table:table-cell office:value-type="float" office:value="-5.5784316192548644E-3" table:formula="of:=1-[.H3]/[.$G$3]" table:style-name="ce1">
            <text:p>-0.005578432</text:p>
          </table:table-cell>
          <table:table-cell table:number-columns-repeated="16375"/>
        </table:table-row>
        <table:table-row table:style-name="ro1">
          <table:table-cell table:number-columns-repeated="4" table:style-name="ce9"/>
          <table:table-cell office:value-type="float" office:value="2.76768803596497E-2" table:style-name="ce10">
            <text:p>0.02768</text:p>
          </table:table-cell>
          <table:table-cell office:value-type="float" office:value="2386.9715629130101" table:style-name="ce2">
            <text:p>2386.971563</text:p>
          </table:table-cell>
          <table:table-cell office:value-type="float" office:value="134.65786005873099" table:style-name="ce10">
            <text:p>134.65786</text:p>
          </table:table-cell>
          <table:table-cell office:value-type="float" office:value="139.76392282806512" table:formula="of:=[.G4]*(1/(1-[.E4]*1.32))" table:style-name="ce2">
            <text:p>139.7639228</text:p>
          </table:table-cell>
          <table:table-cell office:value-type="float" office:value="6.9266301900317018E-4" table:formula="of:=1-[.H4]/[.$G$3]" table:style-name="ce1">
            <text:p>0.000692663</text:p>
          </table:table-cell>
          <table:table-cell table:number-columns-repeated="16375"/>
        </table:table-row>
        <table:table-row table:style-name="ro1">
          <table:table-cell table:number-columns-repeated="4" table:style-name="ce9"/>
          <table:table-cell office:value-type="float" office:value="0.107916057109833" table:style-name="ce10">
            <text:p>0.10792</text:p>
          </table:table-cell>
          <table:table-cell office:value-type="float" office:value="9609.2135871952905" table:style-name="ce2">
            <text:p>9609.213587</text:p>
          </table:table-cell>
          <table:table-cell office:value-type="float" office:value="119.305226420697" table:style-name="ce10">
            <text:p>119.30523</text:p>
          </table:table-cell>
          <table:table-cell office:value-type="float" office:value="139.12321669881305" table:formula="of:=[.G5]*(1/(1-[.E5]*1.32))" table:style-name="ce2">
            <text:p>139.1232167</text:p>
          </table:table-cell>
          <table:table-cell office:value-type="float" office:value="5.2736902458786483E-3" table:formula="of:=1-[.H5]/[.$G$3]" table:style-name="ce1">
            <text:p>0.00527369</text:p>
          </table:table-cell>
          <table:table-cell table:number-columns-repeated="16375"/>
        </table:table-row>
        <table:table-row table:style-name="ro1">
          <table:table-cell table:number-columns-repeated="4" table:style-name="ce9"/>
          <table:table-cell office:value-type="float" office:value="0.133725941181183" table:style-name="ce10">
            <text:p>0.13373</text:p>
          </table:table-cell>
          <table:table-cell office:value-type="float" office:value="12079.4201869684" table:style-name="ce2">
            <text:p>12079.42019</text:p>
          </table:table-cell>
          <table:table-cell office:value-type="float" office:value="115.430733196509" table:style-name="ce10">
            <text:p>115.43073</text:p>
          </table:table-cell>
          <table:table-cell office:value-type="float" office:value="140.17400157983113" table:formula="of:=[.G6]*(1/(1-[.E6]*1.32))" table:style-name="ce2">
            <text:p>140.1740016</text:p>
          </table:table-cell>
          <table:table-cell office:value-type="float" office:value="-2.2393862329621594E-3" table:formula="of:=1-[.H6]/[.$G$3]" table:style-name="ce1">
            <text:p>-0.002239386</text:p>
          </table:table-cell>
          <table:table-cell table:number-columns-repeated="16375"/>
        </table:table-row>
        <table:table-row table:style-name="ro1">
          <table:table-cell table:number-columns-repeated="4" table:style-name="ce9"/>
          <table:table-cell office:value-type="float" office:value="0.16726994514465299" table:style-name="ce10">
            <text:p>0.16727</text:p>
          </table:table-cell>
          <table:table-cell office:value-type="float" office:value="15361.2828562792" table:style-name="ce2">
            <text:p>15361.28286</text:p>
          </table:table-cell>
          <table:table-cell office:value-type="float" office:value="109.374425525608" table:style-name="ce10">
            <text:p>109.37443</text:p>
          </table:table-cell>
          <table:table-cell office:value-type="float" office:value="140.36692767047148" table:formula="of:=[.G7]*(1/(1-[.E7]*1.32))" table:style-name="ce2">
            <text:p>140.3669277</text:p>
          </table:table-cell>
          <table:table-cell office:value-type="float" office:value="-3.6188012777813583E-3" table:formula="of:=1-[.H7]/[.$G$3]" table:style-name="ce1">
            <text:p>-0.003618801</text:p>
          </table:table-cell>
          <table:table-cell table:number-columns-repeated="16375"/>
        </table:table-row>
        <table:table-row table:style-name="ro1">
          <table:table-cell table:number-columns-repeated="4" table:style-name="ce9"/>
          <table:table-cell office:value-type="float" office:value="0.21177589893341101" table:style-name="ce10">
            <text:p>0.21178</text:p>
          </table:table-cell>
          <table:table-cell office:value-type="float" office:value="19912.855207815599" table:style-name="ce2">
            <text:p>19912.85521</text:p>
          </table:table-cell>
          <table:table-cell office:value-type="float" office:value="101.809528862714" table:style-name="ce10">
            <text:p>101.80953</text:p>
          </table:table-cell>
          <table:table-cell office:value-type="float" office:value="141.31266202313637" table:formula="of:=[.G8]*(1/(1-[.E8]*1.32))" table:style-name="ce2">
            <text:p>141.312662</text:p>
          </table:table-cell>
          <table:table-cell office:value-type="float" office:value="-1.0380770019998264E-2" table:formula="of:=1-[.H8]/[.$G$3]" table:style-name="ce1">
            <text:p>-0.01038077</text:p>
          </table:table-cell>
          <table:table-cell table:number-columns-repeated="16375"/>
        </table:table-row>
        <table:table-row table:style-name="ro1">
          <table:table-cell table:number-columns-repeated="4" table:style-name="ce9"/>
          <table:table-cell office:value-type="float" office:value="0.24147433042526201" table:style-name="ce10">
            <text:p>0.24147</text:p>
          </table:table-cell>
          <table:table-cell office:value-type="float" office:value="23099.808556448999" table:style-name="ce2">
            <text:p>23099.80856</text:p>
          </table:table-cell>
          <table:table-cell office:value-type="float" office:value="96.304158471034299" table:style-name="ce10">
            <text:p>96.30416</text:p>
          </table:table-cell>
          <table:table-cell office:value-type="float" office:value="141.36309642506589" table:formula="of:=[.G9]*(1/(1-[.E9]*1.32))" table:style-name="ce2">
            <text:p>141.3630964</text:p>
          </table:table-cell>
          <table:table-cell office:value-type="float" office:value="-1.0741374293723682E-2" table:formula="of:=1-[.H9]/[.$G$3]" table:style-name="ce1">
            <text:p>-0.010741374</text:p>
          </table:table-cell>
          <table:table-cell table:number-columns-repeated="16375"/>
        </table:table-row>
        <table:table-row table:style-name="ro1">
          <table:table-cell table:number-columns-repeated="4" table:style-name="ce9"/>
          <table:table-cell office:value-type="float" office:value="0.27136009931564298" table:style-name="ce2">
            <text:p>0.271360099</text:p>
          </table:table-cell>
          <table:table-cell office:value-type="float" office:value="26373.692695502701" table:style-name="ce2">
            <text:p>26373.6927</text:p>
          </table:table-cell>
          <table:table-cell office:value-type="float" office:value="90.675466138457907" table:style-name="ce2">
            <text:p>90.67546614</text:p>
          </table:table-cell>
          <table:table-cell office:value-type="float" office:value="141.28202945826911" table:formula="of:=[.G10]*(1/(1-[.E10]*1.32))" table:style-name="ce2">
            <text:p>141.2820295</text:p>
          </table:table-cell>
          <table:table-cell office:value-type="float" office:value="-1.01617482137768E-2" table:formula="of:=1-[.H10]/[.$G$3]" table:style-name="ce1">
            <text:p>-0.010161748</text:p>
          </table:table-cell>
          <table:table-cell table:number-columns-repeated="16375"/>
        </table:table-row>
        <table:table-row table:style-name="ro1">
          <table:table-cell table:number-columns-repeated="4" table:style-name="ce9"/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5" number:min-integer-digits="1"/>
    </number:number-style>
    <number:number-style style:name="N37">
      <number:number number:decimal-places="4" number:min-integer-digits="1"/>
    </number:number-style>
    <number:number-style style:name="N38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Windows</dc:creator>
    <meta:creation-date>2021-02-01T10:58:05Z</meta:creation-date>
    <dc:date>2021-03-21T17:26:17Z</dc:date>
    <meta:editing-cycles>3</meta:editing-cycles>
    <meta:editing-duration>PT5337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LaBr3_DAQ_Comparison.$N$4:.$N$10" chart:class="chart:scatter" chart:attached-axis="primary-y" chart:style-name="G0S0">
            <chart:domain table:cell-range-address="LaBr3_DAQ_Comparison.$F$4:.$F$1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5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LaBr3_DAQ_Comparison.$F$4:.$F$10" chart:class="chart:scatter" chart:attached-axis="primary-y" chart:style-name="G0S0">
            <chart:domain table:cell-range-address="LaBr3_DAQ_Comparison.$L$4:.$L$10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inimum="8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HPGe_DT.$G$2" chart:values-cell-range-address="HPGe_DT.$G$3:.$G$10" chart:class="chart:scatter" chart:attached-axis="primary-y" chart:style-name="G0S0">
            <chart:domain table:cell-range-address="HPGe_DT.$F$3:.$F$10"/>
            <chart:data-point chart:repeated="8"/>
          </chart:series>
          <chart:series chart:label-cell-address="HPGe_DT.$H$2" chart:values-cell-range-address="HPGe_DT.$H$3:.$H$10" chart:class="chart:scatter" chart:attached-axis="primary-y" chart:style-name="G0S1">
            <chart:domain table:cell-range-address="HPGe_DT.$F$3:.$F$10"/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